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.725cm"/>
    </style:style>
    <style:style style:name="co2" style:family="table-column">
      <style:table-column-properties fo:break-before="auto" style:column-width="24.806cm"/>
    </style:style>
    <style:style style:name="co3" style:family="table-column">
      <style:table-column-properties fo:break-before="auto" style:column-width="57.99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app.lo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directories</text:p>
          </table:table-cell>
          <table:table-cell office:value-type="string" calcext:value-type="string">
            <text:p>files</text:p>
          </table:table-cell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['acapp.loc'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acapp.loc</text:p>
          </table:table-cell>
          <table:table-cell office:value-type="string" calcext:value-type="string">
            <text:p>['app', 'bootstrap', 'config', 'database', 'public', 'routes', 'services', 'storage', 'tests', 'vendor']</text:p>
          </table:table-cell>
          <table:table-cell office:value-type="string" calcext:value-type="string">
            <text:p>['.gitignore', '.htaccess', 'composer.json', 'composer.lock']</text:p>
          </table:table-cell>
        </table:table-row>
        <table:table-row table:style-name="ro1">
          <table:table-cell office:value-type="string" calcext:value-type="string">
            <text:p>acapp.loc/app</text:p>
          </table:table-cell>
          <table:table-cell office:value-type="string" calcext:value-type="string">
            <text:p>['Api', 'Core', 'Modules']</text:p>
          </table:table-cell>
          <table:table-cell office:value-type="string" calcext:value-type="string">
            <text:p>['helpers.php']</text:p>
          </table:table-cell>
        </table:table-row>
        <table:table-row table:style-name="ro1">
          <table:table-cell office:value-type="string" calcext:value-type="string">
            <text:p>acapp.loc/app/Api</text:p>
          </table:table-cell>
          <table:table-cell office:value-type="string" calcext:value-type="string">
            <text:p>['V1', 'V2'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acapp.loc/app/Api/V1</text:p>
          </table:table-cell>
          <table:table-cell office:value-type="string" calcext:value-type="string">
            <text:p>['Controllers', 'Middleware', 'Services'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acapp.loc/app/Api/V1/Controller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AuthController.php', 'BaseApiController.php', 'UserController.php']</text:p>
          </table:table-cell>
        </table:table-row>
        <table:table-row table:style-name="ro1">
          <table:table-cell office:value-type="string" calcext:value-type="string">
            <text:p>acapp.loc/app/Api/V1/Middlewar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JWTMiddleware.php']</text:p>
          </table:table-cell>
        </table:table-row>
        <table:table-row table:style-name="ro1">
          <table:table-cell office:value-type="string" calcext:value-type="string">
            <text:p>acapp.loc/app/Api/V1/Service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JWTService.php']</text:p>
          </table:table-cell>
        </table:table-row>
        <table:table-row table:style-name="ro1">
          <table:table-cell office:value-type="string" calcext:value-type="string">
            <text:p>acapp.loc/app/Api/V2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acapp.loc/app/Core</text:p>
          </table:table-cell>
          <table:table-cell office:value-type="string" calcext:value-type="string">
            <text:p>['Events', 'Http', 'Middleware', 'Models', 'Services', 'Views'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acapp.loc/app/Core/Events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acapp.loc/app/Core/Http</text:p>
          </table:table-cell>
          <table:table-cell office:value-type="string" calcext:value-type="string">
            <text:p>['Controllers', 'Requests']</text:p>
          </table:table-cell>
          <table:table-cell office:value-type="string" calcext:value-type="string">
            <text:p>['Router.php']</text:p>
          </table:table-cell>
        </table:table-row>
        <table:table-row table:style-name="ro1">
          <table:table-cell office:value-type="string" calcext:value-type="string">
            <text:p>acapp.loc/app/Core/Http/Controllers</text:p>
          </table:table-cell>
          <table:table-cell office:value-type="string" calcext:value-type="string">
            <text:p>['Admin']</text:p>
          </table:table-cell>
          <table:table-cell office:value-type="string" calcext:value-type="string">
            <text:p>['AdminController.php', 'AuthController.php', 'Controller.php', 'HomeController.php', 'UserProfileController.php']</text:p>
          </table:table-cell>
        </table:table-row>
        <table:table-row table:style-name="ro1">
          <table:table-cell office:value-type="string" calcext:value-type="string">
            <text:p>acapp.loc/app/Core/Http/Controllers/Admin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MessageController.php', 'TranslationController.php', 'UserController.php']</text:p>
          </table:table-cell>
        </table:table-row>
        <table:table-row table:style-name="ro1">
          <table:table-cell office:value-type="string" calcext:value-type="string">
            <text:p>acapp.loc/app/Core/Http/Requests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acapp.loc/app/Core/Middlewar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AuthMiddleware.php', 'CsrfMiddleware.php', 'GuestMiddleware.php', 'MiddlewareService.php', 'PermissionMiddleware.php']</text:p>
          </table:table-cell>
        </table:table-row>
        <table:table-row table:style-name="ro1">
          <table:table-cell office:value-type="string" calcext:value-type="string">
            <text:p>acapp.loc/app/Core/Model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Language.php', 'Message.php', 'Model.php', 'PasswordReset.php', 'Translation.php', 'User.php']</text:p>
          </table:table-cell>
        </table:table-row>
        <table:table-row table:style-name="ro1">
          <table:table-cell office:value-type="string" calcext:value-type="string">
            <text:p>acapp.loc/app/Core/Service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DatabaseService.php', 'LanguageService.php', 'Mailer.php', 'RedisService.php']</text:p>
          </table:table-cell>
        </table:table-row>
        <table:table-row table:style-name="ro1">
          <table:table-cell office:value-type="string" calcext:value-type="string">
            <text:p>acapp.loc/app/Core/Views</text:p>
          </table:table-cell>
          <table:table-cell office:value-type="string" calcext:value-type="string">
            <text:p>['Components', 'Layouts']</text:p>
          </table:table-cell>
          <table:table-cell office:value-type="string" calcext:value-type="string">
            <text:p>['View.php']</text:p>
          </table:table-cell>
        </table:table-row>
        <table:table-row table:style-name="ro1">
          <table:table-cell office:value-type="string" calcext:value-type="string">
            <text:p>acapp.loc/app/Core/Views/Components</text:p>
          </table:table-cell>
          <table:table-cell office:value-type="string" calcext:value-type="string">
            <text:p>['admin', 'password', 'user']</text:p>
          </table:table-cell>
          <table:table-cell office:value-type="string" calcext:value-type="string">
            <text:p>['index.php', 'login.php', 'register.php']</text:p>
          </table:table-cell>
        </table:table-row>
        <table:table-row table:style-name="ro1">
          <table:table-cell office:value-type="string" calcext:value-type="string">
            <text:p>acapp.loc/app/Core/Views/Components/admin</text:p>
          </table:table-cell>
          <table:table-cell office:value-type="string" calcext:value-type="string">
            <text:p>['messages', 'translations', 'users']</text:p>
          </table:table-cell>
          <table:table-cell office:value-type="string" calcext:value-type="string">
            <text:p>['admin.php']</text:p>
          </table:table-cell>
        </table:table-row>
        <table:table-row table:style-name="ro1">
          <table:table-cell office:value-type="string" calcext:value-type="string">
            <text:p>acapp.loc/app/Core/Views/Components/admin/message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index.php']</text:p>
          </table:table-cell>
        </table:table-row>
        <table:table-row table:style-name="ro1">
          <table:table-cell office:value-type="string" calcext:value-type="string">
            <text:p>acapp.loc/app/Core/Views/Components/admin/translation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create.php', 'edit.php', 'index.php']</text:p>
          </table:table-cell>
        </table:table-row>
        <table:table-row table:style-name="ro1">
          <table:table-cell office:value-type="string" calcext:value-type="string">
            <text:p>acapp.loc/app/Core/Views/Components/admin/user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edit.php', 'index.php']</text:p>
          </table:table-cell>
        </table:table-row>
        <table:table-row table:style-name="ro1">
          <table:table-cell office:value-type="string" calcext:value-type="string">
            <text:p>acapp.loc/app/Core/Views/Components/password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new.php', 'reset.php', 'send_link.php']</text:p>
          </table:table-cell>
        </table:table-row>
        <table:table-row table:style-name="ro1">
          <table:table-cell office:value-type="string" calcext:value-type="string">
            <text:p>acapp.loc/app/Core/Views/Components/user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edit-profile.php', 'index.php', 'profile.php', 'user.php']</text:p>
          </table:table-cell>
        </table:table-row>
        <table:table-row table:style-name="ro1">
          <table:table-cell office:value-type="string" calcext:value-type="string">
            <text:p>acapp.loc/app/Core/Views/Layout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default.php']</text:p>
          </table:table-cell>
        </table:table-row>
        <table:table-row table:style-name="ro1">
          <table:table-cell office:value-type="string" calcext:value-type="string">
            <text:p>acapp.loc/app/Modules</text:p>
          </table:table-cell>
          <table:table-cell office:value-type="string" calcext:value-type="string">
            <text:p>['Discussion', 'Research'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acapp.loc/app/Modules/Discussion</text:p>
          </table:table-cell>
          <table:table-cell office:value-type="string" calcext:value-type="string">
            <text:p>['Events', 'Http', 'Models', 'Services', 'Views'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acapp.loc/app/Modules/Discussion/Events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acapp.loc/app/Modules/Discussion/Http</text:p>
          </table:table-cell>
          <table:table-cell office:value-type="string" calcext:value-type="string">
            <text:p>['Controllers', 'Requests'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acapp.loc/app/Modules/Discussion/Http/Controller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Controller.php', 'DiscussionHomeController.php', 'UserDiscussionPostController.php']</text:p>
          </table:table-cell>
        </table:table-row>
        <table:table-row table:style-name="ro1">
          <table:table-cell office:value-type="string" calcext:value-type="string">
            <text:p>acapp.loc/app/Modules/Discussion/Http/Requests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acapp.loc/app/Modules/Discussion/Model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Discussion.php', 'DiscussionPost.php']</text:p>
          </table:table-cell>
        </table:table-row>
        <table:table-row table:style-name="ro1">
          <table:table-cell office:value-type="string" calcext:value-type="string">
            <text:p>acapp.loc/app/Modules/Discussion/Services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acapp.loc/app/Modules/Discussion/Views</text:p>
          </table:table-cell>
          <table:table-cell office:value-type="string" calcext:value-type="string">
            <text:p>['Components', 'Layouts'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acapp.loc/app/Modules/Discussion/Views/Components</text:p>
          </table:table-cell>
          <table:table-cell office:value-type="string" calcext:value-type="string">
            <text:p>['posts']</text:p>
          </table:table-cell>
          <table:table-cell office:value-type="string" calcext:value-type="string">
            <text:p>['index.php']</text:p>
          </table:table-cell>
        </table:table-row>
        <table:table-row table:style-name="ro1">
          <table:table-cell office:value-type="string" calcext:value-type="string">
            <text:p>acapp.loc/app/Modules/Discussion/Views/Components/post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create.php', 'edit.php', 'index.php', 'view.php']</text:p>
          </table:table-cell>
        </table:table-row>
        <table:table-row table:style-name="ro1">
          <table:table-cell office:value-type="string" calcext:value-type="string">
            <text:p>acapp.loc/app/Modules/Discussion/Views/Layout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default.php']</text:p>
          </table:table-cell>
        </table:table-row>
        <table:table-row table:style-name="ro1">
          <table:table-cell office:value-type="string" calcext:value-type="string">
            <text:p>acapp.loc/app/Modules/Research</text:p>
          </table:table-cell>
          <table:table-cell office:value-type="string" calcext:value-type="string">
            <text:p>['Events', 'Http', 'Models', 'Services', 'Views'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acapp.loc/app/Modules/Research/Events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acapp.loc/app/Modules/Research/Http</text:p>
          </table:table-cell>
          <table:table-cell office:value-type="string" calcext:value-type="string">
            <text:p>['Controllers', 'Requests'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acapp.loc/app/Modules/Research/Http/Controller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Controller.php', 'ResearchHomeController.php', 'UserResearchPostController.php']</text:p>
          </table:table-cell>
        </table:table-row>
        <table:table-row table:style-name="ro1">
          <table:table-cell office:value-type="string" calcext:value-type="string">
            <text:p>acapp.loc/app/Modules/Research/Http/Requests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acapp.loc/app/Modules/Research/Model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Research.php', 'ResearchPost.php']</text:p>
          </table:table-cell>
        </table:table-row>
        <table:table-row table:style-name="ro1">
          <table:table-cell office:value-type="string" calcext:value-type="string">
            <text:p>acapp.loc/app/Modules/Research/Services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acapp.loc/app/Modules/Research/Views</text:p>
          </table:table-cell>
          <table:table-cell office:value-type="string" calcext:value-type="string">
            <text:p>['Components', 'Layouts'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acapp.loc/app/Modules/Research/Views/Components</text:p>
          </table:table-cell>
          <table:table-cell office:value-type="string" calcext:value-type="string">
            <text:p>['posts']</text:p>
          </table:table-cell>
          <table:table-cell office:value-type="string" calcext:value-type="string">
            <text:p>['index.php']</text:p>
          </table:table-cell>
        </table:table-row>
        <table:table-row table:style-name="ro1">
          <table:table-cell office:value-type="string" calcext:value-type="string">
            <text:p>acapp.loc/app/Modules/Research/Views/Components/post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create.php', 'edit.php', 'index.php', 'view.php']</text:p>
          </table:table-cell>
        </table:table-row>
        <table:table-row table:style-name="ro1">
          <table:table-cell office:value-type="string" calcext:value-type="string">
            <text:p>acapp.loc/app/Modules/Research/Views/Layout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default.php']</text:p>
          </table:table-cell>
        </table:table-row>
        <table:table-row table:style-name="ro1">
          <table:table-cell office:value-type="string" calcext:value-type="string">
            <text:p>acapp.loc/bootstrap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acapp.loc/config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bootstrap.php', 'database.php', 'redis.php']</text:p>
          </table:table-cell>
        </table:table-row>
        <table:table-row table:style-name="ro1">
          <table:table-cell office:value-type="string" calcext:value-type="string">
            <text:p>acapp.loc/database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acapp.loc/public</text:p>
          </table:table-cell>
          <table:table-cell office:value-type="string" calcext:value-type="string">
            <text:p>['avatars', 'css', 'img', 'js']</text:p>
          </table:table-cell>
          <table:table-cell office:value-type="string" calcext:value-type="string">
            <text:p>['.htaccess', 'index.php']</text:p>
          </table:table-cell>
        </table:table-row>
        <table:table-row table:style-name="ro1">
          <table:table-cell office:value-type="string" calcext:value-type="string">
            <text:p>acapp.loc/public/avatars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acapp.loc/public/cs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index.css']</text:p>
          </table:table-cell>
        </table:table-row>
        <table:table-row table:style-name="ro1">
          <table:table-cell office:value-type="string" calcext:value-type="string">
            <text:p>acapp.loc/public/img</text:p>
          </table:table-cell>
          <table:table-cell office:value-type="string" calcext:value-type="string">
            <text:p>['avatars', 'interface', 'layout']</text:p>
          </table:table-cell>
          <table:table-cell office:value-type="string" calcext:value-type="string">
            <text:p>['default-avatar.jpg', 'favicon.png']</text:p>
          </table:table-cell>
        </table:table-row>
        <table:table-row table:style-name="ro1">
          <table:table-cell office:value-type="string" calcext:value-type="string">
            <text:p>acapp.loc/public/img/avatar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0.jpg', '1.jpg', '2.jpg', '3.jpg', '4.jpg', '5.jpg', '6.jpg']</text:p>
          </table:table-cell>
        </table:table-row>
        <table:table-row table:style-name="ro1">
          <table:table-cell office:value-type="string" calcext:value-type="string">
            <text:p>acapp.loc/public/img/interfac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icons8-add-30.png', 'icons8-add-60.png', 'icons8-add-90.png', 'icons8-delete-30.png', 'icons8-delete-60.png', 'icons8-delete-90.png', 'icons8-edit-30.png', 'icons8-edit-60.png', 'icons8-edit-90.png', 'icons8-eye-30.png', 'icons8-eye-60.png', 'icons8-eye-90.png', 'icons8-facebook-like-30.png', 'icons8-facebook-like-60.png', 'icons8-facebook-like-90.png', 'icons8-forward-arrow-30.png', 'icons8-forward-arrow-60.png', 'icons8-forward-arrow-90.png', 'icons8-message-30.png', 'icons8-message-60.png', 'icons8-message-90.png', 'icons8-person-30.png', 'icons8-person-60.png', 'icons8-person-90.png']</text:p>
          </table:table-cell>
        </table:table-row>
        <table:table-row table:style-name="ro1">
          <table:table-cell office:value-type="string" calcext:value-type="string">
            <text:p>acapp.loc/public/img/layout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baseline_public_white_18dp.png', 'baseline_public_white_24dp.png', 'blog-header_lg.jpg', 'blog-header_md.jpg', 'blog-header_sm.jpg', 'blog-header_xs.jpg']</text:p>
          </table:table-cell>
        </table:table-row>
        <table:table-row table:style-name="ro1">
          <table:table-cell office:value-type="string" calcext:value-type="string">
            <text:p>acapp.loc/public/j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index.js']</text:p>
          </table:table-cell>
        </table:table-row>
        <table:table-row table:style-name="ro1">
          <table:table-cell office:value-type="string" calcext:value-type="string">
            <text:p>acapp.loc/route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web.php']</text:p>
          </table:table-cell>
        </table:table-row>
        <table:table-row table:style-name="ro1">
          <table:table-cell office:value-type="string" calcext:value-type="string">
            <text:p>acapp.loc/services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acapp.loc/storage</text:p>
          </table:table-cell>
          <table:table-cell office:value-type="string" calcext:value-type="string">
            <text:p>['uploads']</text:p>
          </table:table-cell>
          <table:table-cell office:value-type="string" calcext:value-type="string">
            <text:p>['.htaccess']</text:p>
          </table:table-cell>
        </table:table-row>
        <table:table-row table:style-name="ro1">
          <table:table-cell office:value-type="string" calcext:value-type="string">
            <text:p>acapp.loc/storage/uploads</text:p>
          </table:table-cell>
          <table:table-cell office:value-type="string" calcext:value-type="string">
            <text:p>['avatars'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acapp.loc/storage/uploads/avatar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user_avatar_1.jpg', 'user_avatar_2.jpg']</text:p>
          </table:table-cell>
        </table:table-row>
        <table:table-row table:style-name="ro1">
          <table:table-cell office:value-type="string" calcext:value-type="string">
            <text:p>acapp.loc/tests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acapp.loc/vendor</text:p>
          </table:table-cell>
          <table:table-cell office:value-type="string" calcext:value-type="string">
            <text:p>['composer', 'firebase', 'phpmailer', 'predis']</text:p>
          </table:table-cell>
          <table:table-cell office:value-type="string" calcext:value-type="string">
            <text:p>['autoload.php']</text:p>
          </table:table-cell>
        </table:table-row>
        <table:table-row table:style-name="ro1">
          <table:table-cell office:value-type="string" calcext:value-type="string">
            <text:p>acapp.loc/vendor/composer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autoload_classmap.php', 'autoload_namespaces.php', 'autoload_psr4.php', 'autoload_real.php', 'autoload_static.php', 'ClassLoader.php', 'installed.json', 'installed.php', 'InstalledVersions.php', 'LICENSE', 'platform_check.php']</text:p>
          </table:table-cell>
        </table:table-row>
        <table:table-row table:style-name="ro1">
          <table:table-cell office:value-type="string" calcext:value-type="string">
            <text:p>acapp.loc/vendor/firebase</text:p>
          </table:table-cell>
          <table:table-cell office:value-type="string" calcext:value-type="string">
            <text:p>['php-jwt'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acapp.loc/vendor/firebase/php-jwt</text:p>
          </table:table-cell>
          <table:table-cell office:value-type="string" calcext:value-type="string">
            <text:p>['src']</text:p>
          </table:table-cell>
          <table:table-cell office:value-type="string" calcext:value-type="string">
            <text:p>['CHANGELOG.md', 'composer.json', 'LICENSE', 'README.md']</text:p>
          </table:table-cell>
        </table:table-row>
        <table:table-row table:style-name="ro1">
          <table:table-cell office:value-type="string" calcext:value-type="string">
            <text:p>acapp.loc/vendor/firebase/php-jwt/src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BeforeValidException.php', 'CachedKeySet.php', 'ExpiredException.php', 'JWK.php', 'JWT.php', 'JWTExceptionWithPayloadInterface.php', 'Key.php', 'SignatureInvalidException.php']</text:p>
          </table:table-cell>
        </table:table-row>
        <table:table-row table:style-name="ro1">
          <table:table-cell office:value-type="string" calcext:value-type="string">
            <text:p>acapp.loc/vendor/phpmailer</text:p>
          </table:table-cell>
          <table:table-cell office:value-type="string" calcext:value-type="string">
            <text:p>['phpmailer'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acapp.loc/vendor/phpmailer/phpmailer</text:p>
          </table:table-cell>
          <table:table-cell office:value-type="string" calcext:value-type="string">
            <text:p>['language', 'src']</text:p>
          </table:table-cell>
          <table:table-cell office:value-type="string" calcext:value-type="string">
            <text:p>['COMMITMENT', 'composer.json', 'get_oauth_token.php', 'LICENSE', 'README.md', 'SECURITY.md', 'VERSION']</text:p>
          </table:table-cell>
        </table:table-row>
        <table:table-row table:style-name="ro1">
          <table:table-cell office:value-type="string" calcext:value-type="string">
            <text:p>acapp.loc/vendor/phpmailer/phpmailer/languag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phpmailer.lang-af.php', 'phpmailer.lang-ar.php', 'phpmailer.lang-as.php', 'phpmailer.lang-az.php', 'phpmailer.lang-ba.php', 'phpmailer.lang-be.php', 'phpmailer.lang-bg.php', 'phpmailer.lang-bn.php', 'phpmailer.lang-ca.php', 'phpmailer.lang-cs.php', 'phpmailer.lang-da.php', 'phpmailer.lang-de.php', 'phpmailer.lang-el.php', 'phpmailer.lang-eo.php', 'phpmailer.lang-es.php', 'phpmailer.lang-et.php', 'phpmailer.lang-fa.php', 'phpmailer.lang-fi.php', 'phpmailer.lang-fo.php', 'phpmailer.lang-fr.php', 'phpmailer.lang-gl.php', 'phpmailer.lang-he.php', 'phpmailer.lang-hi.php', 'phpmailer.lang-hr.php', 'phpmailer.lang-hu.php', 'phpmailer.lang-hy.php', 'phpmailer.lang-id.php', 'phpmailer.lang-it.php', 'phpmailer.lang-ja.php', 'phpmailer.lang-ka.php', 'phpmailer.lang-ko.php', 'phpmailer.lang-ku.php', 'phpmailer.lang-lt.php', 'phpmailer.lang-lv.php', 'phpmailer.lang-mg.php', 'phpmailer.lang-mn.php', 'phpmailer.lang-ms.php', 'phpmailer.lang-nb.php', 'phpmailer.lang-nl.php', 'phpmailer.lang-pl.php', 'phpmailer.lang-pt.php', 'phpmailer.lang-pt_br.php', 'phpmailer.lang-ro.php', 'phpmailer.lang-ru.php', 'phpmailer.lang-si.php', 'phpmailer.lang-sk.php', 'phpmailer.lang-sl.php', 'phpmailer.lang-sr.php', 'phpmailer.lang-sr_latn.php', 'phpmailer.lang-sv.php', 'phpmailer.lang-tl.php', 'phpmailer.lang-tr.php', 'phpmailer.lang-uk.php', 'phpmailer.lang-ur.php', 'phpmailer.lang-vi.php', 'phpmailer.lang-zh.php', 'phpmailer.lang-zh_cn.php']</text:p>
          </table:table-cell>
        </table:table-row>
        <table:table-row table:style-name="ro1">
          <table:table-cell office:value-type="string" calcext:value-type="string">
            <text:p>acapp.loc/vendor/phpmailer/phpmailer/src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DSNConfigurator.php', 'Exception.php', 'OAuth.php', 'OAuthTokenProvider.php', 'PHPMailer.php', 'POP3.php', 'SMTP.php']</text:p>
          </table:table-cell>
        </table:table-row>
        <table:table-row table:style-name="ro1">
          <table:table-cell office:value-type="string" calcext:value-type="string">
            <text:p>acapp.loc/vendor/predis</text:p>
          </table:table-cell>
          <table:table-cell office:value-type="string" calcext:value-type="string">
            <text:p>['predis'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acapp.loc/vendor/predis/predis</text:p>
          </table:table-cell>
          <table:table-cell office:value-type="string" calcext:value-type="string">
            <text:p>['docker', 'src']</text:p>
          </table:table-cell>
          <table:table-cell office:value-type="string" calcext:value-type="string">
            <text:p>['autoload.php', 'composer.json', 'LICENSE', 'README.md']</text:p>
          </table:table-cell>
        </table:table-row>
        <table:table-row table:style-name="ro1">
          <table:table-cell office:value-type="string" calcext:value-type="string">
            <text:p>acapp.loc/vendor/predis/predis/docker</text:p>
          </table:table-cell>
          <table:table-cell office:value-type="string" calcext:value-type="string">
            <text:p>['unstable_cluster'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acapp.loc/vendor/predis/predis/docker/unstable_cluster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create_cluster.sh', 'docker-compose.yml', 'Dockerfile', 'redis.conf']</text:p>
          </table:table-cell>
        </table:table-row>
        <table:table-row table:style-name="ro1">
          <table:table-cell office:value-type="string" calcext:value-type="string">
            <text:p>acapp.loc/vendor/predis/predis/src</text:p>
          </table:table-cell>
          <table:table-cell office:value-type="string" calcext:value-type="string">
            <text:p>['Cluster', 'Collection', 'Command', 'Configuration', 'Connection', 'Consumer', 'Monitor', 'Pipeline', 'Protocol', 'Replication', 'Response', 'Session', 'Transaction']</text:p>
          </table:table-cell>
          <table:table-cell office:value-type="string" calcext:value-type="string">
            <text:p>['Autoloader.php', 'Client.php', 'ClientConfiguration.php', 'ClientContextInterface.php', 'ClientException.php', 'ClientInterface.php', 'CommunicationException.php', 'NotSupportedException.php', 'PredisException.php']</text:p>
          </table:table-cell>
        </table:table-row>
        <table:table-row table:style-name="ro1">
          <table:table-cell office:value-type="string" calcext:value-type="string">
            <text:p>acapp.loc/vendor/predis/predis/src/Cluster</text:p>
          </table:table-cell>
          <table:table-cell office:value-type="string" calcext:value-type="string">
            <text:p>['Distributor', 'Hash']</text:p>
          </table:table-cell>
          <table:table-cell office:value-type="string" calcext:value-type="string">
            <text:p>['ClusterStrategy.php', 'PredisStrategy.php', 'RedisStrategy.php', 'SlotMap.php', 'StrategyInterface.php']</text:p>
          </table:table-cell>
        </table:table-row>
        <table:table-row table:style-name="ro1">
          <table:table-cell office:value-type="string" calcext:value-type="string">
            <text:p>acapp.loc/vendor/predis/predis/src/Cluster/Distributor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DistributorInterface.php', 'EmptyRingException.php', 'HashRing.php', 'KetamaRing.php']</text:p>
          </table:table-cell>
        </table:table-row>
        <table:table-row table:style-name="ro1">
          <table:table-cell office:value-type="string" calcext:value-type="string">
            <text:p>acapp.loc/vendor/predis/predis/src/Cluster/Hash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CRC16.php', 'HashGeneratorInterface.php']</text:p>
          </table:table-cell>
        </table:table-row>
        <table:table-row table:style-name="ro1">
          <table:table-cell office:value-type="string" calcext:value-type="string">
            <text:p>acapp.loc/vendor/predis/predis/src/Collection</text:p>
          </table:table-cell>
          <table:table-cell office:value-type="string" calcext:value-type="string">
            <text:p>['Iterator'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acapp.loc/vendor/predis/predis/src/Collection/Iterator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CursorBasedIterator.php', 'HashKey.php', 'Keyspace.php', 'ListKey.php', 'SetKey.php', 'SortedSetKey.php']</text:p>
          </table:table-cell>
        </table:table-row>
        <table:table-row table:style-name="ro1">
          <table:table-cell office:value-type="string" calcext:value-type="string">
            <text:p>acapp.loc/vendor/predis/predis/src/Command</text:p>
          </table:table-cell>
          <table:table-cell office:value-type="string" calcext:value-type="string">
            <text:p>['Argument', 'Container', 'Processor', 'Redis', 'Traits']</text:p>
          </table:table-cell>
          <table:table-cell office:value-type="string" calcext:value-type="string">
            <text:p>['Command.php', 'CommandInterface.php', 'Factory.php', 'FactoryInterface.php', 'PrefixableCommand.php', 'PrefixableCommandInterface.php', 'RawCommand.php', 'RawFactory.php', 'RedisFactory.php', 'ScriptCommand.php']</text:p>
          </table:table-cell>
        </table:table-row>
        <table:table-row table:style-name="ro1">
          <table:table-cell office:value-type="string" calcext:value-type="string">
            <text:p>acapp.loc/vendor/predis/predis/src/Command/Argument</text:p>
          </table:table-cell>
          <table:table-cell office:value-type="string" calcext:value-type="string">
            <text:p>['Geospatial', 'Search', 'Server', 'Stream', 'TimeSeries']</text:p>
          </table:table-cell>
          <table:table-cell office:value-type="string" calcext:value-type="string">
            <text:p>['ArrayableArgument.php']</text:p>
          </table:table-cell>
        </table:table-row>
        <table:table-row table:style-name="ro1">
          <table:table-cell office:value-type="string" calcext:value-type="string">
            <text:p>acapp.loc/vendor/predis/predis/src/Command/Argument/Geospatial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AbstractBy.php', 'ByBox.php', 'ByInterface.php', 'ByRadius.php', 'FromInterface.php', 'FromLonLat.php', 'FromMember.php']</text:p>
          </table:table-cell>
        </table:table-row>
        <table:table-row table:style-name="ro1">
          <table:table-cell office:value-type="string" calcext:value-type="string">
            <text:p>acapp.loc/vendor/predis/predis/src/Command/Argument/Search</text:p>
          </table:table-cell>
          <table:table-cell office:value-type="string" calcext:value-type="string">
            <text:p>['SchemaFields']</text:p>
          </table:table-cell>
          <table:table-cell office:value-type="string" calcext:value-type="string">
            <text:p>['AggregateArguments.php', 'AlterArguments.php', 'CommonArguments.php', 'CreateArguments.php', 'CursorArguments.php', 'DropArguments.php', 'ExplainArguments.php', 'ProfileArguments.php', 'SearchArguments.php', 'SpellcheckArguments.php', 'SugAddArguments.php', 'SugGetArguments.php', 'SynUpdateArguments.php']</text:p>
          </table:table-cell>
        </table:table-row>
        <table:table-row table:style-name="ro1">
          <table:table-cell office:value-type="string" calcext:value-type="string">
            <text:p>acapp.loc/vendor/predis/predis/src/Command/Argument/Search/SchemaField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AbstractField.php', 'FieldInterface.php', 'GeoField.php', 'NumericField.php', 'TagField.php', 'TextField.php', 'VectorField.php']</text:p>
          </table:table-cell>
        </table:table-row>
        <table:table-row table:style-name="ro1">
          <table:table-cell office:value-type="string" calcext:value-type="string">
            <text:p>acapp.loc/vendor/predis/predis/src/Command/Argument/Server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LimitInterface.php', 'LimitOffsetCount.php', 'To.php']</text:p>
          </table:table-cell>
        </table:table-row>
        <table:table-row table:style-name="ro1">
          <table:table-cell office:value-type="string" calcext:value-type="string">
            <text:p>acapp.loc/vendor/predis/predis/src/Command/Argument/Stream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XInfoStreamOptions.php']</text:p>
          </table:table-cell>
        </table:table-row>
        <table:table-row table:style-name="ro1">
          <table:table-cell office:value-type="string" calcext:value-type="string">
            <text:p>acapp.loc/vendor/predis/predis/src/Command/Argument/TimeSerie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AddArguments.php', 'AlterArguments.php', 'CommonArguments.php', 'CreateArguments.php', 'DecrByArguments.php', 'GetArguments.php', 'IncrByArguments.php', 'InfoArguments.php', 'MGetArguments.php', 'MRangeArguments.php', 'RangeArguments.php']</text:p>
          </table:table-cell>
        </table:table-row>
        <table:table-row table:style-name="ro1">
          <table:table-cell office:value-type="string" calcext:value-type="string">
            <text:p>acapp.loc/vendor/predis/predis/src/Command/Container</text:p>
          </table:table-cell>
          <table:table-cell office:value-type="string" calcext:value-type="string">
            <text:p>['Json', 'Search']</text:p>
          </table:table-cell>
          <table:table-cell office:value-type="string" calcext:value-type="string">
            <text:p>['AbstractContainer.php', 'ACL.php', 'CLIENT.php', 'ContainerFactory.php', 'ContainerInterface.php', 'FUNCTIONS.php', 'TFUNCTION.php', 'XGROUP.php', 'XINFO.php']</text:p>
          </table:table-cell>
        </table:table-row>
        <table:table-row table:style-name="ro1">
          <table:table-cell office:value-type="string" calcext:value-type="string">
            <text:p>acapp.loc/vendor/predis/predis/src/Command/Container/Json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JSONDEBUG.php']</text:p>
          </table:table-cell>
        </table:table-row>
        <table:table-row table:style-name="ro1">
          <table:table-cell office:value-type="string" calcext:value-type="string">
            <text:p>acapp.loc/vendor/predis/predis/src/Command/Container/Search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FTCONFIG.php', 'FTCURSOR.php']</text:p>
          </table:table-cell>
        </table:table-row>
        <table:table-row table:style-name="ro1">
          <table:table-cell office:value-type="string" calcext:value-type="string">
            <text:p>acapp.loc/vendor/predis/predis/src/Command/Processor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KeyPrefixProcessor.php', 'ProcessorChain.php', 'ProcessorInterface.php']</text:p>
          </table:table-cell>
        </table:table-row>
        <table:table-row table:style-name="ro1">
          <table:table-cell office:value-type="string" calcext:value-type="string">
            <text:p>acapp.loc/vendor/predis/predis/src/Command/Redis</text:p>
          </table:table-cell>
          <table:table-cell office:value-type="string" calcext:value-type="string">
            <text:p>['AbstractCommand', 'BloomFilter', 'CountMinSketch', 'CuckooFilter', 'Json', 'Search', 'TDigest', 'TimeSeries', 'TopK']</text:p>
          </table:table-cell>
          <table:table-cell office:value-type="string" calcext:value-type="string">
            <text:p>['ACL.php', 'APPEND.php', 'AUTH.php', 'BGREWRITEAOF.php', 'BGSAVE.php', 'BITCOUNT.php', 'BITFIELD.php', 'BITOP.php', 'BITPOS.php', 'BLMOVE.php', 'BLMPOP.php', 'BLPOP.php', 'BRPOP.php', 'BRPOPLPUSH.php', 'BZMPOP.php', 'BZPOPMAX.php', 'BZPOPMIN.php', 'CLIENT.php', 'COMMAND.php', 'CONFIG.php', 'COPY.php', 'DBSIZE.php', 'DECR.php', 'DECRBY.php', 'DEL.php', 'DISCARD.php', 'DUMP.php', 'ECHO_.php', 'EVAL_.php', 'EVAL_RO.php', 'EVALSHA.php', 'EVALSHA_RO.php', 'EXEC.php', 'EXISTS.php', 'EXPIRE.php', 'EXPIREAT.php', 'EXPIRETIME.php', 'FAILOVER.php', 'FCALL.php', 'FCALL_RO.php', 'FLUSHALL.php', 'FLUSHDB.php', 'FUNCTIONS.php', 'GEOADD.php', 'GEODIST.php', 'GEOHASH.php', 'GEOPOS.php', 'GEORADIUS.php', 'GEORADIUSBYMEMBER.php', 'GEOSEARCH.php', 'GEOSEARCHSTORE.php', 'GET.php', 'GETBIT.php', 'GETDEL.php', 'GETEX.php', 'GETRANGE.php', 'GETSET.php', 'HDEL.php', 'HEXISTS.php', 'HGET.php', 'HGETALL.php', 'HINCRBY.php', 'HINCRBYFLOAT.php', 'HKEYS.php', 'HLEN.php', 'HMGET.php', 'HMSET.php', 'HRANDFIELD.php', 'HSCAN.php', 'HSET.php', 'HSETNX.php', 'HSTRLEN.php', 'HVALS.php', 'INCR.php', 'INCRBY.php', 'INCRBYFLOAT.php', 'INFO.php', 'KEYS.php', 'LASTSAVE.php', 'LCS.php', 'LINDEX.php', 'LINSERT.php', 'LLEN.php', 'LMOVE.php', 'LMPOP.php', 'LPOP.php', 'LPUSH.php', 'LPUSHX.php', 'LRANGE.php', 'LREM.php', 'LSET.php', 'LTRIM.php', 'MGET.php', 'MIGRATE.php', 'MONITOR.php', 'MOVE.php', 'MSET.php', 'MSETNX.php', 'MULTI.php', 'OBJECT_.php', 'PERSIST.php', 'PEXPIRE.php', 'PEXPIREAT.php', 'PEXPIRETIME.php', 'PFADD.php', 'PFCOUNT.php', 'PFMERGE.php', 'PING.php', 'PSETEX.php', 'PSUBSCRIBE.php', 'PTTL.php', 'PUBLISH.php', 'PUBSUB.php', 'PUNSUBSCRIBE.php', 'QUIT.php', 'RANDOMKEY.php', 'RENAME.php', 'RENAMENX.php', 'RESTORE.php', 'RPOP.php', 'RPOPLPUSH.php', 'RPUSH.php', 'RPUSHX.php', 'SADD.php', 'SAVE.php', 'SCAN.php', 'SCARD.php', 'SCRIPT.php', 'SDIFF.php', 'SDIFFSTORE.php', 'SELECT.php', 'SENTINEL.php', 'SET.php', 'SETBIT.php', 'SETEX.php', 'SETNX.php', 'SETRANGE.php', 'SHUTDOWN.php', 'SINTER.php', 'SINTERCARD.php', 'SINTERSTORE.php', 'SISMEMBER.php', 'SLAVEOF.php', 'SLOWLOG.php', 'SMEMBERS.php', 'SMISMEMBER.php', 'SMOVE.php', 'SORT.php', 'SORT_RO.php', 'SPOP.php', 'SPUBLISH.php', 'SRANDMEMBER.php', 'SREM.php', 'SSCAN.php', 'SSUBSCRIBE.php', 'STRLEN.php', 'SUBSCRIBE.php', 'SUBSTR.php', 'SUNION.php', 'SUNIONSTORE.php', 'SUNSUBSCRIBE.php', 'TFCALL.php', 'TFCALLASYNC.php', 'TFUNCTION.php', 'TIME.php', 'TOUCH.php', 'TTL.php', 'TYPE.php', 'UNSUBSCRIBE.php', 'UNWATCH.php', 'WATCH.php', 'XADD.php', 'XAUTOCLAIM.php', 'XDEL.php', 'XGROUP.php', 'XINFO.php', 'XLEN.php', 'XRANGE.php', 'XREADGROUP.php', 'XREVRANGE.php', 'XTRIM.php', 'ZADD.php', 'ZCARD.php', 'ZCOUNT.php', 'ZDIFF.php', 'ZDIFFSTORE.php', 'ZINCRBY.php', 'ZINTER.php', 'ZINTERCARD.php', 'ZINTERSTORE.php', 'ZLEXCOUNT.php', 'ZMPOP.php', 'ZMSCORE.php', 'ZPOPMAX.php', 'ZPOPMIN.php', 'ZRANDMEMBER.php', 'ZRANGE.php', 'ZRANGEBYLEX.php', 'ZRANGEBYSCORE.php', 'ZRANGESTORE.php', 'ZRANK.php', 'ZREM.php', 'ZREMRANGEBYLEX.php', 'ZREMRANGEBYRANK.php', 'ZREMRANGEBYSCORE.php', 'ZREVRANGE.php', 'ZREVRANGEBYLEX.php', 'ZREVRANGEBYSCORE.php', 'ZREVRANK.php', 'ZSCAN.php', 'ZSCORE.php', 'ZUNION.php', 'ZUNIONSTORE.php']</text:p>
          </table:table-cell>
        </table:table-row>
        <table:table-row table:style-name="ro1">
          <table:table-cell office:value-type="string" calcext:value-type="string">
            <text:p>acapp.loc/vendor/predis/predis/src/Command/Redis/AbstractCommand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BZPOPBase.php']</text:p>
          </table:table-cell>
        </table:table-row>
        <table:table-row table:style-name="ro1">
          <table:table-cell office:value-type="string" calcext:value-type="string">
            <text:p>acapp.loc/vendor/predis/predis/src/Command/Redis/BloomFilter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BFADD.php', 'BFEXISTS.php', 'BFINFO.php', 'BFINSERT.php', 'BFLOADCHUNK.php', 'BFMADD.php', 'BFMEXISTS.php', 'BFRESERVE.php', 'BFSCANDUMP.php']</text:p>
          </table:table-cell>
        </table:table-row>
        <table:table-row table:style-name="ro1">
          <table:table-cell office:value-type="string" calcext:value-type="string">
            <text:p>acapp.loc/vendor/predis/predis/src/Command/Redis/CountMinSketch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CMSINCRBY.php', 'CMSINFO.php', 'CMSINITBYDIM.php', 'CMSINITBYPROB.php', 'CMSMERGE.php', 'CMSQUERY.php']</text:p>
          </table:table-cell>
        </table:table-row>
        <table:table-row table:style-name="ro1">
          <table:table-cell office:value-type="string" calcext:value-type="string">
            <text:p>acapp.loc/vendor/predis/predis/src/Command/Redis/CuckooFilter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CFADD.php', 'CFADDNX.php', 'CFCOUNT.php', 'CFDEL.php', 'CFEXISTS.php', 'CFINFO.php', 'CFINSERT.php', 'CFINSERTNX.php', 'CFLOADCHUNK.php', 'CFMEXISTS.php', 'CFRESERVE.php', 'CFSCANDUMP.php']</text:p>
          </table:table-cell>
        </table:table-row>
        <table:table-row table:style-name="ro1">
          <table:table-cell office:value-type="string" calcext:value-type="string">
            <text:p>acapp.loc/vendor/predis/predis/src/Command/Redis/Json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JSONARRAPPEND.php', 'JSONARRINDEX.php', 'JSONARRINSERT.php', 'JSONARRLEN.php', 'JSONARRPOP.php', 'JSONARRTRIM.php', 'JSONCLEAR.php', 'JSONDEBUG.php', 'JSONDEL.php', 'JSONFORGET.php', 'JSONGET.php', 'JSONMERGE.php', 'JSONMGET.php', 'JSONMSET.php', 'JSONNUMINCRBY.php', 'JSONOBJKEYS.php', 'JSONOBJLEN.php', 'JSONRESP.php', 'JSONSET.php', 'JSONSTRAPPEND.php', 'JSONSTRLEN.php', 'JSONTOGGLE.php', 'JSONTYPE.php']</text:p>
          </table:table-cell>
        </table:table-row>
        <table:table-row table:style-name="ro1">
          <table:table-cell office:value-type="string" calcext:value-type="string">
            <text:p>acapp.loc/vendor/predis/predis/src/Command/Redis/Search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FTAGGREGATE.php', 'FTALIASADD.php', 'FTALIASDEL.php', 'FTALIASUPDATE.php', 'FTALTER.php', 'FTCONFIG.php', 'FTCREATE.php', 'FTCURSOR.php', 'FTDICTADD.php', 'FTDICTDEL.php', 'FTDICTDUMP.php', 'FTDROPINDEX.php', 'FTEXPLAIN.php', 'FTINFO.php', 'FTPROFILE.php', 'FTSEARCH.php', 'FTSPELLCHECK.php', 'FTSUGADD.php', 'FTSUGDEL.php', 'FTSUGGET.php', 'FTSUGLEN.php', 'FTSYNDUMP.php', 'FTSYNUPDATE.php', 'FTTAGVALS.php']</text:p>
          </table:table-cell>
        </table:table-row>
        <table:table-row table:style-name="ro1">
          <table:table-cell office:value-type="string" calcext:value-type="string">
            <text:p>acapp.loc/vendor/predis/predis/src/Command/Redis/TDigest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TDIGESTADD.php', 'TDIGESTBYRANK.php', 'TDIGESTBYREVRANK.php', 'TDIGESTCDF.php', 'TDIGESTCREATE.php', 'TDIGESTINFO.php', 'TDIGESTMAX.php', 'TDIGESTMERGE.php', 'TDIGESTMIN.php', 'TDIGESTQUANTILE.php', 'TDIGESTRANK.php', 'TDIGESTRESET.php', 'TDIGESTREVRANK.php', 'TDIGESTTRIMMED_MEAN.php']</text:p>
          </table:table-cell>
        </table:table-row>
        <table:table-row table:style-name="ro1">
          <table:table-cell office:value-type="string" calcext:value-type="string">
            <text:p>acapp.loc/vendor/predis/predis/src/Command/Redis/TimeSerie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TSADD.php', 'TSALTER.php', 'TSCREATE.php', 'TSCREATERULE.php', 'TSDECRBY.php', 'TSDEL.php', 'TSDELETERULE.php', 'TSGET.php', 'TSINCRBY.php', 'TSINFO.php', 'TSMADD.php', 'TSMGET.php', 'TSMRANGE.php', 'TSMREVRANGE.php', 'TSQUERYINDEX.php', 'TSRANGE.php', 'TSREVRANGE.php']</text:p>
          </table:table-cell>
        </table:table-row>
        <table:table-row table:style-name="ro1">
          <table:table-cell office:value-type="string" calcext:value-type="string">
            <text:p>acapp.loc/vendor/predis/predis/src/Command/Redis/TopK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TOPKADD.php', 'TOPKINCRBY.php', 'TOPKINFO.php', 'TOPKLIST.php', 'TOPKQUERY.php', 'TOPKRESERVE.php']</text:p>
          </table:table-cell>
        </table:table-row>
        <table:table-row table:style-name="ro1">
          <table:table-cell office:value-type="string" calcext:value-type="string">
            <text:p>acapp.loc/vendor/predis/predis/src/Command/Traits</text:p>
          </table:table-cell>
          <table:table-cell office:value-type="string" calcext:value-type="string">
            <text:p>['BloomFilters', 'By', 'Expire', 'From', 'Get', 'Json', 'Limit', 'To', 'With']</text:p>
          </table:table-cell>
          <table:table-cell office:value-type="string" calcext:value-type="string">
            <text:p>['Aggregate.php', 'BitByte.php', 'Count.php', 'DB.php', 'Keys.php', 'LeftRight.php', 'MinMaxModifier.php', 'Replace.php', 'Rev.php', 'Sorting.php', 'Storedist.php', 'Timeout.php', 'Weights.php']</text:p>
          </table:table-cell>
        </table:table-row>
        <table:table-row table:style-name="ro1">
          <table:table-cell office:value-type="string" calcext:value-type="string">
            <text:p>acapp.loc/vendor/predis/predis/src/Command/Traits/BloomFilter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BucketSize.php', 'Capacity.php', 'Error.php', 'Expansion.php', 'Items.php', 'MaxIterations.php', 'NoCreate.php']</text:p>
          </table:table-cell>
        </table:table-row>
        <table:table-row table:style-name="ro1">
          <table:table-cell office:value-type="string" calcext:value-type="string">
            <text:p>acapp.loc/vendor/predis/predis/src/Command/Traits/By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ByArgument.php', 'ByLexByScore.php', 'GeoBy.php']</text:p>
          </table:table-cell>
        </table:table-row>
        <table:table-row table:style-name="ro1">
          <table:table-cell office:value-type="string" calcext:value-type="string">
            <text:p>acapp.loc/vendor/predis/predis/src/Command/Traits/Expir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ExpireOptions.php']</text:p>
          </table:table-cell>
        </table:table-row>
        <table:table-row table:style-name="ro1">
          <table:table-cell office:value-type="string" calcext:value-type="string">
            <text:p>acapp.loc/vendor/predis/predis/src/Command/Traits/From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GeoFrom.php']</text:p>
          </table:table-cell>
        </table:table-row>
        <table:table-row table:style-name="ro1">
          <table:table-cell office:value-type="string" calcext:value-type="string">
            <text:p>acapp.loc/vendor/predis/predis/src/Command/Traits/Get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Get.php']</text:p>
          </table:table-cell>
        </table:table-row>
        <table:table-row table:style-name="ro1">
          <table:table-cell office:value-type="string" calcext:value-type="string">
            <text:p>acapp.loc/vendor/predis/predis/src/Command/Traits/Json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Indent.php', 'Newline.php', 'NxXxArgument.php', 'Space.php']</text:p>
          </table:table-cell>
        </table:table-row>
        <table:table-row table:style-name="ro1">
          <table:table-cell office:value-type="string" calcext:value-type="string">
            <text:p>acapp.loc/vendor/predis/predis/src/Command/Traits/Limit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Limit.php', 'LimitObject.php']</text:p>
          </table:table-cell>
        </table:table-row>
        <table:table-row table:style-name="ro1">
          <table:table-cell office:value-type="string" calcext:value-type="string">
            <text:p>acapp.loc/vendor/predis/predis/src/Command/Traits/To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ServerTo.php']</text:p>
          </table:table-cell>
        </table:table-row>
        <table:table-row table:style-name="ro1">
          <table:table-cell office:value-type="string" calcext:value-type="string">
            <text:p>acapp.loc/vendor/predis/predis/src/Command/Traits/With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WithCoord.php', 'WithDist.php', 'WithHash.php', 'WithScores.php', 'WithValues.php']</text:p>
          </table:table-cell>
        </table:table-row>
        <table:table-row table:style-name="ro1">
          <table:table-cell office:value-type="string" calcext:value-type="string">
            <text:p>acapp.loc/vendor/predis/predis/src/Configuration</text:p>
          </table:table-cell>
          <table:table-cell office:value-type="string" calcext:value-type="string">
            <text:p>['Option']</text:p>
          </table:table-cell>
          <table:table-cell office:value-type="string" calcext:value-type="string">
            <text:p>['OptionInterface.php', 'Options.php', 'OptionsInterface.php']</text:p>
          </table:table-cell>
        </table:table-row>
        <table:table-row table:style-name="ro1">
          <table:table-cell office:value-type="string" calcext:value-type="string">
            <text:p>acapp.loc/vendor/predis/predis/src/Configuration/Option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Aggregate.php', 'Cluster.php', 'Commands.php', 'Connections.php', 'CRC16.php', 'Exceptions.php', 'Prefix.php', 'Replication.php']</text:p>
          </table:table-cell>
        </table:table-row>
        <table:table-row table:style-name="ro1">
          <table:table-cell office:value-type="string" calcext:value-type="string">
            <text:p>acapp.loc/vendor/predis/predis/src/Connection</text:p>
          </table:table-cell>
          <table:table-cell office:value-type="string" calcext:value-type="string">
            <text:p>['Cluster', 'Replication']</text:p>
          </table:table-cell>
          <table:table-cell office:value-type="string" calcext:value-type="string">
            <text:p>['AbstractConnection.php', 'AggregateConnectionInterface.php', 'CompositeConnectionInterface.php', 'CompositeStreamConnection.php', 'ConnectionException.php', 'ConnectionInterface.php', 'Factory.php', 'FactoryInterface.php', 'NodeConnectionInterface.php', 'Parameters.php', 'ParametersInterface.php', 'RelayConnection.php', 'RelayFactory.php', 'RelayMethods.php', 'StreamConnection.php']</text:p>
          </table:table-cell>
        </table:table-row>
        <table:table-row table:style-name="ro1">
          <table:table-cell office:value-type="string" calcext:value-type="string">
            <text:p>acapp.loc/vendor/predis/predis/src/Connection/Cluster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ClusterInterface.php', 'PredisCluster.php', 'RedisCluster.php']</text:p>
          </table:table-cell>
        </table:table-row>
        <table:table-row table:style-name="ro1">
          <table:table-cell office:value-type="string" calcext:value-type="string">
            <text:p>acapp.loc/vendor/predis/predis/src/Connection/Replication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MasterSlaveReplication.php', 'ReplicationInterface.php', 'SentinelReplication.php']</text:p>
          </table:table-cell>
        </table:table-row>
        <table:table-row table:style-name="ro1">
          <table:table-cell office:value-type="string" calcext:value-type="string">
            <text:p>acapp.loc/vendor/predis/predis/src/Consumer</text:p>
          </table:table-cell>
          <table:table-cell office:value-type="string" calcext:value-type="string">
            <text:p>['PubSub', 'Push']</text:p>
          </table:table-cell>
          <table:table-cell office:value-type="string" calcext:value-type="string">
            <text:p>['AbstractConsumer.php', 'AbstractDispatcherLoop.php', 'ConsumerInterface.php', 'DispatcherLoopInterface.php']</text:p>
          </table:table-cell>
        </table:table-row>
        <table:table-row table:style-name="ro1">
          <table:table-cell office:value-type="string" calcext:value-type="string">
            <text:p>acapp.loc/vendor/predis/predis/src/Consumer/PubSub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Consumer.php', 'DispatcherLoop.php', 'RelayConsumer.php', 'SubscriptionContext.php']</text:p>
          </table:table-cell>
        </table:table-row>
        <table:table-row table:style-name="ro1">
          <table:table-cell office:value-type="string" calcext:value-type="string">
            <text:p>acapp.loc/vendor/predis/predis/src/Consumer/Push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Consumer.php', 'DispatcherLoop.php', 'PushNotificationException.php', 'PushResponse.php', 'PushResponseInterface.php']</text:p>
          </table:table-cell>
        </table:table-row>
        <table:table-row table:style-name="ro1">
          <table:table-cell office:value-type="string" calcext:value-type="string">
            <text:p>acapp.loc/vendor/predis/predis/src/Monitor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Consumer.php']</text:p>
          </table:table-cell>
        </table:table-row>
        <table:table-row table:style-name="ro1">
          <table:table-cell office:value-type="string" calcext:value-type="string">
            <text:p>acapp.loc/vendor/predis/predis/src/Pipelin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Atomic.php', 'ConnectionErrorProof.php', 'FireAndForget.php', 'Pipeline.php', 'RelayAtomic.php', 'RelayPipeline.php']</text:p>
          </table:table-cell>
        </table:table-row>
        <table:table-row table:style-name="ro1">
          <table:table-cell office:value-type="string" calcext:value-type="string">
            <text:p>acapp.loc/vendor/predis/predis/src/Protocol</text:p>
          </table:table-cell>
          <table:table-cell office:value-type="string" calcext:value-type="string">
            <text:p>['Parser', 'Text']</text:p>
          </table:table-cell>
          <table:table-cell office:value-type="string" calcext:value-type="string">
            <text:p>['ProtocolException.php', 'ProtocolProcessorInterface.php', 'RequestSerializerInterface.php', 'ResponseReaderInterface.php']</text:p>
          </table:table-cell>
        </table:table-row>
        <table:table-row table:style-name="ro1">
          <table:table-cell office:value-type="string" calcext:value-type="string">
            <text:p>acapp.loc/vendor/predis/predis/src/Protocol/Parser</text:p>
          </table:table-cell>
          <table:table-cell office:value-type="string" calcext:value-type="string">
            <text:p>['Strategy']</text:p>
          </table:table-cell>
          <table:table-cell office:value-type="string" calcext:value-type="string">
            <text:p>['ParserStrategyResolver.php', 'ParserStrategyResolverInterface.php', 'UnexpectedTypeException.php']</text:p>
          </table:table-cell>
        </table:table-row>
        <table:table-row table:style-name="ro1">
          <table:table-cell office:value-type="string" calcext:value-type="string">
            <text:p>acapp.loc/vendor/predis/predis/src/Protocol/Parser/Strategy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ParserStrategyInterface.php', 'Resp2Strategy.php', 'Resp3Strategy.php']</text:p>
          </table:table-cell>
        </table:table-row>
        <table:table-row table:style-name="ro1">
          <table:table-cell office:value-type="string" calcext:value-type="string">
            <text:p>acapp.loc/vendor/predis/predis/src/Protocol/Text</text:p>
          </table:table-cell>
          <table:table-cell office:value-type="string" calcext:value-type="string">
            <text:p>['Handler']</text:p>
          </table:table-cell>
          <table:table-cell office:value-type="string" calcext:value-type="string">
            <text:p>['CompositeProtocolProcessor.php', 'ProtocolProcessor.php', 'RequestSerializer.php', 'ResponseReader.php']</text:p>
          </table:table-cell>
        </table:table-row>
        <table:table-row table:style-name="ro1">
          <table:table-cell office:value-type="string" calcext:value-type="string">
            <text:p>acapp.loc/vendor/predis/predis/src/Protocol/Text/Handler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BulkResponse.php', 'ErrorResponse.php', 'IntegerResponse.php', 'MultiBulkResponse.php', 'ResponseHandlerInterface.php', 'StatusResponse.php', 'StreamableMultiBulkResponse.php']</text:p>
          </table:table-cell>
        </table:table-row>
        <table:table-row table:style-name="ro1">
          <table:table-cell office:value-type="string" calcext:value-type="string">
            <text:p>acapp.loc/vendor/predis/predis/src/Replication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MissingMasterException.php', 'ReplicationStrategy.php', 'RoleException.php']</text:p>
          </table:table-cell>
        </table:table-row>
        <table:table-row table:style-name="ro1">
          <table:table-cell office:value-type="string" calcext:value-type="string">
            <text:p>acapp.loc/vendor/predis/predis/src/Response</text:p>
          </table:table-cell>
          <table:table-cell office:value-type="string" calcext:value-type="string">
            <text:p>['Iterator']</text:p>
          </table:table-cell>
          <table:table-cell office:value-type="string" calcext:value-type="string">
            <text:p>['Error.php', 'ErrorInterface.php', 'ResponseInterface.php', 'ServerException.php', 'Status.php']</text:p>
          </table:table-cell>
        </table:table-row>
        <table:table-row table:style-name="ro1">
          <table:table-cell office:value-type="string" calcext:value-type="string">
            <text:p>acapp.loc/vendor/predis/predis/src/Response/Iterator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MultiBulk.php', 'MultiBulkIterator.php', 'MultiBulkTuple.php']</text:p>
          </table:table-cell>
        </table:table-row>
        <table:table-row table:style-name="ro1">
          <table:table-cell office:value-type="string" calcext:value-type="string">
            <text:p>acapp.loc/vendor/predis/predis/src/Session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Handler.php']</text:p>
          </table:table-cell>
        </table:table-row>
        <table:table-row table:style-name="ro1">
          <table:table-cell office:value-type="string" calcext:value-type="string">
            <text:p>acapp.loc/vendor/predis/predis/src/Transaction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AbortedMultiExecException.php', 'MultiExec.php', 'MultiExecState.php'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9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4-09T00:53:26.239000000</dc:date>
    <meta:editing-duration>PT2M1S</meta:editing-duration>
    <meta:editing-cycles>1</meta:editing-cycles>
    <meta:document-statistic meta:table-count="1" meta:cell-count="417" meta:object-count="0"/>
    <meta:generator>LibreOffice/24.8.5.2$Windows_X86_64 LibreOffice_project/fddf2685c70b461e7832239a0162a77216259f22</meta:generator>
  </office:meta>
</office:document-meta>
</file>